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2.948in"/>
    </style:style>
    <style:style style:name="co4" style:family="table-column">
      <style:table-column-properties fo:break-before="auto" style:column-width="7.2366in"/>
    </style:style>
    <style:style style:name="co5" style:family="table-column">
      <style:table-column-properties fo:break-before="auto" style:column-width="4.1811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 style:data-style-name="N104"/>
    <style:style style:name="ce19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te: Update this document, then copy changes to P&amp;ID diagram SVG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nections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Merchant Link</text:p>
          </table:table-cell>
          <table:table-cell table:style-name="Default" office:value-type="string" calcext:value-type="string">
            <text:p>Purchase Date</text:p>
          </table:table-cell>
          <table:table-cell table:style-name="Default" office:value-type="string" calcext:value-type="string">
            <text:p>Price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/4 NPT Male x 1/4 NPT Female </text:p>
          </table:table-cell>
          <table:table-cell table:style-name="Default" office:value-type="string" calcext:value-type="string">
            <text:p>Oxygen Hose, with Brass 1/4 NPT Male x 1/4 NPT Female Fittings, 5/8" OD , Length 6 ft.</text:p>
          </table:table-cell>
          <table:table-cell office:value-type="string" calcext:value-type="string">
            <text:p><text:a xlink:href="https://www.mcmaster.com/5665K61-5665K65/" xlink:type="simple">https://www.mcmaster.com/5665K61-5665K65/</text:a></text:p>
          </table:table-cell>
          <table:table-cell table:style-name="Default"/>
          <table:table-cell office:value-type="currency" office:currency="USD" office:value="147.29" calcext:value-type="currency">
            <text:p>$147.29</text:p>
          </table:table-cell>
          <table:table-cell office:value-type="string" calcext:value-type="string">
            <text:p>don’t ne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/8" Barbed Tube ID </text:p>
          </table:table-cell>
          <table:table-cell table:style-name="Default" office:value-type="string" calcext:value-type="string">
            <text:p>Miniature Brass Quick-Disconnect Coupling for Air, Socket, for 1/8" Barbed Tube ID </text:p>
          </table:table-cell>
          <table:table-cell office:value-type="string" calcext:value-type="string">
            <text:p>https://www.mcmaster.com/9414K31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12.41" calcext:value-type="currency">
            <text:p>$12.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/4 NPT Female x male</text:p>
          </table:table-cell>
          <table:table-cell table:style-name="Default" office:value-type="string" calcext:value-type="string">
            <text:p>High-Pressure Inline Filter,Brass Housing, 1/4 NPT Female x Male, 10 Microns</text:p>
          </table:table-cell>
          <table:table-cell office:value-type="string" calcext:value-type="string">
            <text:p><text:a xlink:href="https://www.mcmaster.com/9811K64/" xlink:type="simple">https://www.mcmaster.com/9811K64/</text:a>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24.15" calcext:value-type="currency">
            <text:p>$24.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style-name="ce4" office:value-type="string" calcext:value-type="string">
            <text:p>3/8 NPT Male</text:p>
          </table:table-cell>
          <table:table-cell office:value-type="string" calcext:value-type="string">
            <text:p>Muffler, 3/8 NPT Male, Steel, 23 scfm @ 100 PSI Maximum Flow Rate </text:p>
          </table:table-cell>
          <table:table-cell office:value-type="string" calcext:value-type="string">
            <text:p><text:a xlink:href="https://www.mcmaster.com/4450K3/" xlink:type="simple">https://www.mcmaster.com/4450K3/</text:a></text:p>
          </table:table-cell>
          <table:table-cell table:style-name="Default"/>
          <table:table-cell office:value-type="currency" office:currency="USD" office:value="4.07" calcext:value-type="currency">
            <text:p>$4.07</text:p>
          </table:table-cell>
          <table:table-cell office:value-type="string" calcext:value-type="string">
            <text:p>don’t ne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4" office:value-type="string" calcext:value-type="string">
            <text:p>3/8 NPT Inlet x 1/4 NPT Outlet </text:p>
          </table:table-cell>
          <table:table-cell office:value-type="string" calcext:value-type="string">
            <text:p>Brass Right-Angle Flow Rectangular Manifold, 3 Outlets, 3/8 NPT Inlet x 1/4 NPT Outlet </text:p>
          </table:table-cell>
          <table:table-cell office:value-type="string" calcext:value-type="string">
            <text:p>https://www.mcmaster.com/5627K505/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82.5" calcext:value-type="currency">
            <text:p>$82.50</text:p>
          </table:table-cell>
          <table:table-cell office:value-type="string" calcext:value-type="string">
            <text:p>Will retur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/4 NPT Male</text:p>
          </table:table-cell>
          <table:table-cell table:style-name="Default" office:value-type="string" calcext:value-type="string">
            <text:p>Gas Pressure Gauge 0 to 30psi with Brass Case.1/4 NPT Male Bottom Connection, 2" Dial </text:p>
          </table:table-cell>
          <table:table-cell office:value-type="string" calcext:value-type="string">
            <text:p>https://www.mcmaster.com/products/gauges/case-material~brass-2/</text:p>
          </table:table-cell>
          <table:table-cell table:style-name="Default"/>
          <table:table-cell office:value-type="currency" office:currency="USD" office:value="33.9" calcext:value-type="currency">
            <text:p>$33.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table:style-name="ce1" office:value-type="string" calcext:value-type="string">
            <text:p>Two 1/8" NPT Female </text:p>
          </table:table-cell>
          <table:table-cell office:value-type="string" calcext:value-type="string">
            <text:p>Digital Mass Flow Meter with Temperature and Pressure</text:p>
          </table:table-cell>
          <table:table-cell office:value-type="string" calcext:value-type="string">
            <text:p>https://www.aalborg.com/index.php/main_page/product_info/products_id/534448/show_table_build/show/confback/28</text:p>
          </table:table-cell>
          <table:table-cell table:style-name="Default"/>
          <table:table-cell office:value-type="currency" office:currency="USD" office:value="1033" calcext:value-type="currency">
            <text:p>$1,033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-5v, 4-20mA, USB</text:p>
          </table:table-cell>
          <table:table-cell table:style-name="Default" office:value-type="string" calcext:value-type="string">
            <text:p>USB DAQ and Stand-alone Data Logger, 32GB USB Flash Drive, 4-8 Analog Inputs, ±10 V, 160kHz, Anti-aliasing Filter, 7 D I/O, Free WinDaq Software</text:p>
          </table:table-cell>
          <table:table-cell office:value-type="string" calcext:value-type="string">
            <text:p>https://www.dataq.com/products/di-2108/</text:p>
          </table:table-cell>
          <table:table-cell table:style-name="Default"/>
          <table:table-cell office:value-type="currency" office:currency="USD" office:value="199" calcext:value-type="currency">
            <text:p>$199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/4 NPT Male </text:p>
          </table:table-cell>
          <table:table-cell table:style-name="Default" office:value-type="string" calcext:value-type="string">
            <text:p>Fast-Acting Pressure-Relief Valve 5 psi,for Cryogenic Liquids, 1/4 NPT Male </text:p>
          </table:table-cell>
          <table:table-cell office:value-type="string" calcext:value-type="string">
            <text:p><text:a xlink:href="https://www.mcmaster.com/9137K11-9137K41/" xlink:type="simple">https://www.mcmaster.com/9137K11-9137K41/</text:a>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59.29" calcext:value-type="currency">
            <text:p>$59.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table:style-name="ce6" office:value-type="string" calcext:value-type="string">
            <text:p>Male Hose Plugs x Female Regulator Sckts CGA-022 and 023(cga-23 not used)</text:p>
          </table:table-cell>
          <table:table-cell table:style-name="Default" office:value-type="string" calcext:value-type="string">
            <text:p>Quick-Disconnect Hose Coupling Set for Compre,CGA-022 and 023, Male Hose Plugs x Female Regulator Sckts </text:p>
          </table:table-cell>
          <table:table-cell office:value-type="string" calcext:value-type="string">
            <text:p>https://www.mcmaster.com/7934A6/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104.13" calcext:value-type="currency">
            <text:p>$104.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table:style-name="ce4" office:value-type="string" calcext:value-type="string">
            <text:p><text:s/>1/4" OD</text:p>
          </table:table-cell>
          <table:table-cell office:value-type="string" calcext:value-type="string">
            <text:p>General Purpose Copper Tubing, 1/4" OD, 0.049" Wall Thickness, Coil </text:p>
          </table:table-cell>
          <table:table-cell office:value-type="string" calcext:value-type="string">
            <text:p><text:a xlink:href="https://www.mcmaster.com/8955K112-8955K31/" xlink:type="simple">https://www.mcmaster.com/8955K112-8955K31/</text:a>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48.15" calcext:value-type="currency">
            <text:p>$48.15</text:p>
          </table:table-cell>
          <table:table-cell/>
          <table:table-cell office:value-type="string" calcext:value-type="string">
            <text:p>8955K31_General Purpose Copper Tubing.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table:style-name="ce4" office:value-type="string" calcext:value-type="string">
            <text:p>4mm x 1/4" Tube OD </text:p>
          </table:table-cell>
          <table:table-cell office:value-type="string" calcext:value-type="string">
            <text:p>Yor-Lok Fitting for Stainless Steel Tubing, Straight Adapter for 4mm x 1/4" Tube OD </text:p>
          </table:table-cell>
          <table:table-cell office:value-type="string" calcext:value-type="string">
            <text:p><text:a xlink:href="https://www.mcmaster.com/5305K401/" xlink:type="simple">https://www.mcmaster.com/5305K401/</text:a>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23.69" calcext:value-type="currency">
            <text:p>$23.69</text:p>
          </table:table-cell>
          <table:table-cell/>
          <table:table-cell office:value-type="string" calcext:value-type="string">
            <text:p>5305K401_Yor-Lok Fitting for Stainless Steel Tubing.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table:style-name="ce4" office:value-type="string" calcext:value-type="string">
            <text:p><text:s/>1/4 NPTF Female </text:p>
          </table:table-cell>
          <table:table-cell office:value-type="string" calcext:value-type="string">
            <text:p>High-Pressure Nickel-Plated Brass Pipe Fitting, Tee Connector, 1/4 NPTF Female </text:p>
          </table:table-cell>
          <table:table-cell office:value-type="string" calcext:value-type="string">
            <text:p><text:a xlink:href="https://www.mcmaster.com/9151K42/" xlink:type="simple">https://www.mcmaster.com/9151K42/</text:a>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8.48" calcext:value-type="currency">
            <text:p>$8.48</text:p>
          </table:table-cell>
          <table:table-cell/>
          <table:table-cell office:value-type="string" calcext:value-type="string">
            <text:p>9151K42_High-Pressure Nickel-Plated Brass Pipe Fitting.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table:style-name="ce7" office:value-type="string" calcext:value-type="string">
            <text:p>18 UNF Right-Hand Female x 1/4 NPT Male </text:p>
          </table:table-cell>
          <table:table-cell office:value-type="string" calcext:value-type="string">
            <text:p>Hose Fitting for Compressed Gas, Adapter, CGA-022, 9/16"-18 UNF Right-Hand Female x 1/4 NPT Male </text:p>
          </table:table-cell>
          <table:table-cell office:value-type="string" calcext:value-type="string">
            <text:p>https://www.mcmaster.com/7919A51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10.42" calcext:value-type="currency">
            <text:p>$10.42</text:p>
          </table:table-cell>
          <table:table-cell/>
          <table:table-cell office:value-type="string" calcext:value-type="string">
            <text:p>7919A51_Hose Fitting for Compressed Gas.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style-name="ce4" office:value-type="string" calcext:value-type="string">
            <text:p>1/4" Tube OD x 1/4 NPT Male </text:p>
          </table:table-cell>
          <table:table-cell office:value-type="string" calcext:value-type="string">
            <text:p>Yor-Lok Fitting for Copper Tubing, Straight Adapter for 1/4" Tube OD x 1/4 NPT Male </text:p>
          </table:table-cell>
          <table:table-cell office:value-type="string" calcext:value-type="string">
            <text:p>https://www.mcmaster.com/5272K191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6.93" calcext:value-type="currency">
            <text:p>$6.93</text:p>
          </table:table-cell>
          <table:table-cell/>
          <table:table-cell office:value-type="string" calcext:value-type="string">
            <text:p>5272K191_Yor-Lok Fitting for Copper Tubing.STE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6, R17</text:p>
          </table:table-cell>
          <table:table-cell table:style-name="ce4" office:value-type="string" calcext:value-type="string">
            <text:p>1/4 x 1/8 NPT Male </text:p>
          </table:table-cell>
          <table:table-cell office:value-type="string" calcext:value-type="string">
            <text:p>Precision Extreme-Pressure Brass Pipe Fitting, Straight Reducer, 1/4 x 1/8 NPT Male </text:p>
          </table:table-cell>
          <table:table-cell office:value-type="string" calcext:value-type="string">
            <text:p>https://www.mcmaster.com/9171K213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11.94" calcext:value-type="currency">
            <text:p>$11.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style-name="ce4" office:value-type="string" calcext:value-type="string">
            <text:p>1/8" Hose ID x 1/4 NPT Male </text:p>
          </table:table-cell>
          <table:table-cell office:value-type="string" calcext:value-type="string">
            <text:p>Barbed Hose Fitting for Drinking Water, Straight Adapter for 1/8" Hose ID x 1/4 NPT Male </text:p>
          </table:table-cell>
          <table:table-cell office:value-type="string" calcext:value-type="string">
            <text:p>https://www.mcmaster.com/2838N12/</text:p>
          </table:table-cell>
          <table:table-cell office:value-type="date" office:date-value="2024-07-05" calcext:value-type="date">
            <text:p>07/05/24</text:p>
          </table:table-cell>
          <table:table-cell table:style-name="ce11" office:value-type="string" calcext:value-type="string">
            <text:p>$3.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table:style-name="ce4" office:value-type="string" calcext:value-type="string">
            <text:p>1/8" ID, 1/4" OD </text:p>
          </table:table-cell>
          <table:table-cell office:value-type="string" calcext:value-type="string">
            <text:p>High-Purity Soft Tygon Plastic Blend Tubing, 1/8" ID, 1/4" OD </text:p>
          </table:table-cell>
          <table:table-cell office:value-type="string" calcext:value-type="string">
            <text:p>https://www.mcmaster.com/5466K32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13.15" calcext:value-type="currency">
            <text:p>$13.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, R21</text:p>
          </table:table-cell>
          <table:table-cell table:style-name="ce4" office:value-type="string" calcext:value-type="string">
            <text:p>13/64" to 1/4" ID</text:p>
          </table:table-cell>
          <table:table-cell office:value-type="string" calcext:value-type="string">
            <text:p>Vibration-Resistant Pinch Clamp for Soft Hose and Tube, 13/64" to 1/4" ID, Packs of 10</text:p>
          </table:table-cell>
          <table:table-cell office:value-type="string" calcext:value-type="string">
            <text:p>https://www.mcmaster.com/52545K932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6.47" calcext:value-type="currency">
            <text:p>$6.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table:style-name="ce4" office:value-type="string" calcext:value-type="string">
            <text:p>3/8 Male x 1/4 Female NPT </text:p>
          </table:table-cell>
          <table:table-cell office:value-type="string" calcext:value-type="string">
            <text:p>Low-Pressure Brass Threaded Pipe Fitting, Bushing Adapter with Hex Body, 3/8 Male x 1/4 Female NPT </text:p>
          </table:table-cell>
          <table:table-cell office:value-type="string" calcext:value-type="string">
            <text:p>https://www.mcmaster.com/4429K412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4.27" calcext:value-type="currency">
            <text:p>$4.27</text:p>
          </table:table-cell>
          <table:table-cell office:value-type="string" calcext:value-type="string">
            <text:p>ordered on amaz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table:style-name="ce4" office:value-type="string" calcext:value-type="string">
            <text:p>9/16"-18 UNF Male x 1/4 NPT Male </text:p>
          </table:table-cell>
          <table:table-cell office:value-type="string" calcext:value-type="string">
            <text:p>Hose Fitting for Compressed Gas, CGA 022 Adapter, 9/16"-18 UNF Male x 1/4 NPT Male </text:p>
          </table:table-cell>
          <table:table-cell office:value-type="string" calcext:value-type="string">
            <text:p>https://www.mcmaster.com/79215a1/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USD" office:value="1.84" calcext:value-type="currency">
            <text:p>$1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1/4 NPT Male</text:p>
          </table:table-cell>
          <table:table-cell table:style-name="Default" office:value-type="string" calcext:value-type="string">
            <text:p>Fast-Acting Pressure-Relief Valve 200 psi,for Cryogenic Liquids, 1/4 NPT Male </text:p>
          </table:table-cell>
          <table:table-cell office:value-type="string" calcext:value-type="string">
            <text:p><text:a xlink:href="https://www.mcmaster.com/9137K11-9137K71/" xlink:type="simple">https://www.mcmaster.com/9137K11-9137K71/</text:a></text:p>
          </table:table-cell>
          <table:table-cell office:value-type="date" office:date-value="2024-09-07" calcext:value-type="date">
            <text:p>09/07/24</text:p>
          </table:table-cell>
          <table:table-cell office:value-type="currency" office:currency="USD" office:value="59.29" calcext:value-type="currency">
            <text:p>$59.29</text:p>
          </table:table-cell>
          <table:table-cell/>
          <table:table-cell office:value-type="string" calcext:value-type="string">
            <text:p>9137K71_Fast-Acting Pressure-Relief Valve.ST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5</text:p>
          </table:table-cell>
          <table:table-cell table:style-name="ce1" office:value-type="string" calcext:value-type="string">
            <text:p>M18 x 1.5 Male Thread </text:p>
          </table:table-cell>
          <table:table-cell table:style-name="Default" office:value-type="string" calcext:value-type="string">
            <text:p>Air Quality Sensors Oxygen Sensor System, zirconia, 0.1 to 100% O2, RS485 Modbus RTU output</text:p>
          </table:table-cell>
          <table:table-cell office:value-type="string" calcext:value-type="string">
            <text:p>https://www.mouser.com/ProductDetail/SST-Sensing/ZrO2-System-485?qs=3jNSNtuqJTLI%2FbQpiEeOeA%3D%3D</text:p>
          </table:table-cell>
          <table:table-cell office:value-type="date" office:date-value="2023-01-01" calcext:value-type="date">
            <text:p>01/01/23</text:p>
          </table:table-cell>
          <table:table-cell table:style-name="ce12" office:value-type="currency" office:currency="USD" office:value="462.16" calcext:value-type="currency">
            <text:p>$462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26</text:p>
          </table:table-cell>
          <table:table-cell table:style-name="ce1" office:value-type="string" calcext:value-type="string">
            <text:p>Right-Angle Tee Adapter, 3/8 NPT Female x Male </text:p>
          </table:table-cell>
          <table:table-cell table:style-name="Default" office:value-type="string" calcext:value-type="string">
            <text:p>Low-Pressure Brass Threaded Pipe Fitting, Right-Angle Tee Adapter, 3/8 NPT Female x Male</text:p>
          </table:table-cell>
          <table:table-cell office:value-type="string" calcext:value-type="string">
            <text:p>https://www.mcmaster.com/4429K325/</text:p>
          </table:table-cell>
          <table:table-cell table:style-name="Default"/>
          <table:table-cell office:value-type="currency" office:currency="USD" office:value="29.1" calcext:value-type="currency">
            <text:p>$29.10</text:p>
          </table:table-cell>
          <table:table-cell office:value-type="string" calcext:value-type="string">
            <text:p>ordered on amaz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27</text:p>
          </table:table-cell>
          <table:table-cell table:style-name="ce1" office:value-type="string" calcext:value-type="string">
            <text:p> 3/8 NPT Male, M18 x 1.50 mm Male </text:p>
          </table:table-cell>
          <table:table-cell office:value-type="string" calcext:value-type="string">
            <text:p>Compact Extreme-Pressure Steel Pipe Fitting, Adapter, 3/8 NPT Male, M18 x 1.50 mm Male Thread </text:p>
          </table:table-cell>
          <table:table-cell office:value-type="string" calcext:value-type="string">
            <text:p>https://www.mcmaster.com/4936K768/</text:p>
          </table:table-cell>
          <table:table-cell table:style-name="Default"/>
          <table:table-cell office:value-type="currency" office:currency="USD" office:value="28.36" calcext:value-type="currency">
            <text:p>$28.36</text:p>
          </table:table-cell>
          <table:table-cell office:value-type="string" calcext:value-type="string">
            <text:p>don’t ne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28</text:p>
          </table:table-cell>
          <table:table-cell table:style-name="ce1" office:value-type="string" calcext:value-type="string">
            <text:p>M18 x 1.5 Female Thread </text:p>
          </table:table-cell>
          <table:table-cell table:style-name="Default" office:value-type="string" calcext:value-type="string">
            <text:p>Compact Extreme-Pressure Steel Pipe Fitting, Straight Connector, M18 x 1.5 Female Thread</text:p>
          </table:table-cell>
          <table:table-cell office:value-type="string" calcext:value-type="string">
            <text:p><text:a xlink:href="https://www.mcmaster.com/4936K984/" xlink:type="simple">https://www.mcmaster.com/4936K984/</text:a></text:p>
          </table:table-cell>
          <table:table-cell table:style-name="Default"/>
          <table:table-cell office:value-type="currency" office:currency="USD" office:value="20.98" calcext:value-type="currency">
            <text:p>$20.98</text:p>
          </table:table-cell>
          <table:table-cell table:number-columns-repeated="2"/>
          <table:table-cell office:value-type="string" calcext:value-type="string">
            <text:p>This coupled correctly to the sensor</text:p>
          </table:table-cell>
        </table:table-row>
        <table:table-row table:style-name="ro1"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ID 18 mm</text:p>
          </table:table-cell>
          <table:table-cell office:value-type="string" calcext:value-type="string">
            <text:p>Chemical-Resistant Viton® Fluoroelastomer O-Ring, Super-Resilient, 2 mm Wide, 18 mm ID </text:p>
          </table:table-cell>
          <table:table-cell office:value-type="string" calcext:value-type="string">
            <text:p>https://www.mcmaster.com/1295n244/</text:p>
          </table:table-cell>
          <table:table-cell office:value-type="date" office:date-value="2024-09-07" calcext:value-type="date">
            <text:p>09/07/24</text:p>
          </table:table-cell>
          <table:table-cell table:style-name="ce12" office:value-type="currency" office:currency="USD" office:value="5.26" calcext:value-type="currency">
            <text:p>$5.26</text:p>
          </table:table-cell>
          <table:table-cell table:number-columns-repeated="2"/>
          <table:table-cell office:value-type="string" calcext:value-type="string">
            <text:p>Turned out to be too big, needs to be inner dia.=17mm, 2mm or less thickness.</text:p>
          </table:table-cell>
        </table:table-row>
        <table:table-row table:style-name="ro3">
          <table:table-cell/>
          <table:table-cell office:value-type="string" calcext:value-type="string">
            <text:p>R30</text:p>
          </table:table-cell>
          <table:table-cell table:style-name="ce1" office:value-type="string" calcext:value-type="string">
            <text:p>5 mm (0.19") OD stub with “quickconnect” barb fitting for 6.3 mm (¼") ID tube </text:p>
          </table:table-cell>
          <table:table-cell office:value-type="string" calcext:value-type="string">
            <text:p>OMEGA GAB-1700 oxygen analyzer non-depleting, (magnetodynamic paramagnetic)</text:p>
          </table:table-cell>
          <table:table-cell office:value-type="string" calcext:value-type="string">
            <text:p>https://sea.omega.com/th/pptst/GAB-1700.html</text:p>
          </table:table-cell>
          <table:table-cell office:value-type="date" office:date-value="2023-01-01" calcext:value-type="date">
            <text:p>01/01/23</text:p>
          </table:table-cell>
          <table:table-cell table:style-name="ce19" office:value-type="currency" office:currency="USD" office:value="2600" calcext:value-type="currency">
            <text:p>$2,60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<text:s/>1/2" Screw Size, 0.562" ID, 1.5" OD, 0.112"-0.138" Thick</text:p>
          </table:table-cell>
          <table:table-cell table:style-name="Default" office:value-type="string" calcext:value-type="string">
            <text:p>Chemical-Resistant PVC Plastic Washer for 1/2" Screw Size, 0.562" ID, 1.5" OD, 0.112"-0.138" Thick </text:p>
          </table:table-cell>
          <table:table-cell office:value-type="string" calcext:value-type="string">
            <text:p><text:a xlink:href="https://www.mcmaster.com/95611A286/" xlink:type="simple">https://www.mcmaster.com/95611A286/</text:a></text:p>
          </table:table-cell>
          <table:table-cell office:value-type="date" office:date-value="2024-09-07" calcext:value-type="date">
            <text:p>09/07/24</text:p>
          </table:table-cell>
          <table:table-cell table:style-name="ce19" table:formula="of:=SUM([.G4:.G30])" office:value-type="currency" office:currency="USD" office:value="4892.94" calcext:value-type="currency">
            <text:p>$4,892.94</text:p>
          </table:table-cell>
          <table:table-cell/>
          <table:table-cell office:value-type="string" calcext:value-type="string">
            <text:p>95611A286_Chemical-Resistant PVC Plastic Washer.ST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2</text:p>
          </table:table-cell>
          <table:table-cell office:value-type="string" calcext:value-type="string">
            <text:p>¼” NPT Female inlet, ¼” NPT Female outlet</text:p>
          </table:table-cell>
          <table:table-cell table:style-name="Default" office:value-type="string" calcext:value-type="string">
            <text:p>Back Pressure Regulator 100 to 350 PSIG (6.9 to 24.1 bar) , P/N: BPR-250-C-325 </text:p>
          </table:table-cell>
          <table:table-cell office:value-type="string" calcext:value-type="string">
            <text:p>https://www.generant.com/product/back-pressure-regulator-bpr/</text:p>
          </table:table-cell>
          <table:table-cell table:style-name="Default"/>
          <table:table-cell table:style-name="ce12" office:value-type="currency" office:currency="USD" office:value="250" calcext:value-type="currency">
            <text:p>$25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33</text:p>
          </table:table-cell>
          <table:table-cell office:value-type="string" calcext:value-type="string">
            <text:p>¼” NPT Male</text:p>
          </table:table-cell>
          <table:table-cell table:style-name="Default" office:value-type="string" calcext:value-type="string">
            <text:p>Gas Pressure Gauge 0 to 200psi with Brass Case.1/4 NPT Male Bottom Connection, 2" Dial </text:p>
          </table:table-cell>
          <table:table-cell office:value-type="string" calcext:value-type="string">
            <text:p><text:a xlink:href="https://www.mcmaster.com/32255K7/" xlink:type="simple">https://www.mcmaster.com/32255K7/</text:a></text:p>
          </table:table-cell>
          <table:table-cell table:style-name="Default"/>
          <table:table-cell office:value-type="currency" office:currency="USD" office:value="33.9" calcext:value-type="currency">
            <text:p>$33.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34</text:p>
          </table:table-cell>
          <table:table-cell office:value-type="string" calcext:value-type="string">
            <text:p>1/8" NPT Male</text:p>
          </table:table-cell>
          <table:table-cell table:style-name="Default" office:value-type="string" calcext:value-type="string">
            <text:p><text:s/>digital pressure gauge 5psi, Pressure Transducer Sender Sensor with Connector, 1/8"NPT Thread Stainless Steel Fuel Pressure Sensor for Oil Fuel Air Water (5 PSI)</text:p>
          </table:table-cell>
          <table:table-cell office:value-type="string" calcext:value-type="string">
            <text:p><text:a xlink:href="https://www.amazon.com/dp/B0D2H253X1" xlink:type="simple">https://www.amazon.com/dp/B0D2H253X1</text:a></text:p>
          </table:table-cell>
          <table:table-cell table:style-name="Default"/>
          <table:table-cell office:value-type="currency" office:currency="USD" office:value="19.99" calcext:value-type="currency">
            <text:p>$19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35</text:p>
          </table:table-cell>
          <table:table-cell office:value-type="string" calcext:value-type="string">
            <text:p>1/8" NPT Male </text:p>
          </table:table-cell>
          <table:table-cell table:style-name="Default" office:value-type="string" calcext:value-type="string">
            <text:p>digital pressure gauge 200psi, 200 PSI Pressure Transducer Sensor with Connector Harness, 1/8"NPT Thread Stainless Steel Pressure Transmitter</text:p>
          </table:table-cell>
          <table:table-cell office:value-type="string" calcext:value-type="string">
            <text:p><text:a xlink:href="https://www.amazon.com/dp/B0CRQVDJJ7" xlink:type="simple">https://www.amazon.com/dp/B0CRQVDJJ7</text:a></text:p>
          </table:table-cell>
          <table:table-cell office:value-type="date" office:date-value="2024-08-27" calcext:value-type="date">
            <text:p>08/27/24</text:p>
          </table:table-cell>
          <table:table-cell office:value-type="currency" office:currency="USD" office:value="16.69" calcext:value-type="currency">
            <text:p>$16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36, R37</text:p>
          </table:table-cell>
          <table:table-cell office:value-type="string" calcext:value-type="string">
            <text:p>1/8” NPT Female to ¼” NPT Male </text:p>
          </table:table-cell>
          <table:table-cell table:style-name="ce14" office:value-type="string" calcext:value-type="string">
            <text:p>High-Pressure Brass Pipe Fitting, Bushing Adapter with Hex Body, 1/4 Male x 1/8 Female NPT </text:p>
          </table:table-cell>
          <table:table-cell office:value-type="string" calcext:value-type="string">
            <text:p><text:a xlink:href="https://www.mcmaster.com/50785K61/" xlink:type="simple">https://www.mcmaster.com/50785K61/</text:a></text:p>
          </table:table-cell>
          <table:table-cell table:style-name="Default"/>
          <table:table-cell office:value-type="currency" office:currency="USD" office:value="1.23" calcext:value-type="currency">
            <text:p>$1.23</text:p>
          </table:table-cell>
          <table:table-cell/>
          <table:table-cell table:style-name="ce8"/>
          <table:table-cell/>
        </table:table-row>
        <table:table-row table:style-name="ro1">
          <table:table-cell/>
          <table:table-cell office:value-type="string" calcext:value-type="string">
            <text:p>R38</text:p>
          </table:table-cell>
          <table:table-cell office:value-type="string" calcext:value-type="string">
            <text:p>¼” NPT male to ½” NPT Female</text:p>
          </table:table-cell>
          <table:table-cell office:value-type="string" calcext:value-type="string">
            <text:p>High-Pressure Brass Pipe Fitting, Reducing Adapter, 1/2 NPT Female x 1/4 NPT Male </text:p>
          </table:table-cell>
          <table:table-cell office:value-type="string" calcext:value-type="string">
            <text:p>https://www.mcmaster.com/50785K614/</text:p>
          </table:table-cell>
          <table:table-cell table:style-name="Default"/>
          <table:table-cell office:value-type="currency" office:currency="USD" office:value="6.28" calcext:value-type="currency">
            <text:p>$6.28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R39</text:p>
          </table:table-cell>
          <table:table-cell office:value-type="string" calcext:value-type="string">
            <text:p>½” NPT Male to M16x1mm Female</text:p>
          </table:table-cell>
          <table:table-cell office:value-type="string" calcext:value-type="string">
            <text:p> Schedule 80 3” pipe, cut in half, with M16x1mm tapped thread</text:p>
          </table:table-cell>
          <table:table-cell table:style-name="ce8" office:value-type="string" calcext:value-type="string">
            <text:p>https://www.mcmaster.com/9149K54/</text:p>
          </table:table-cell>
          <table:table-cell table:style-name="Default"/>
          <table:table-cell office:value-type="currency" office:currency="USD" office:value="18.26" calcext:value-type="currency">
            <text:p>$18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40</text:p>
          </table:table-cell>
          <table:table-cell office:value-type="string" calcext:value-type="string">
            <text:p>M16x1mm Male</text:p>
          </table:table-cell>
          <table:table-cell office:value-type="string" calcext:value-type="string">
            <text:p>Air Quality Sensors Air Quality Sensors Oxygen Sensor 0-100% </text:p>
          </table:table-cell>
          <table:table-cell office:value-type="string" calcext:value-type="string">
            <text:p>https://www.mouser.com/ProductDetail/523-SGX-VOX</text:p>
          </table:table-cell>
          <table:table-cell office:value-type="date" office:date-value="2024-09-01" calcext:value-type="date">
            <text:p>09/01/24</text:p>
          </table:table-cell>
          <table:table-cell office:value-type="currency" office:currency="USD" office:value="59.4" calcext:value-type="currency">
            <text:p>$59.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01:03:02.7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1T02:23:36.935000000</dc:date>
    <meta:editing-duration>P1DT2H27M50S</meta:editing-duration>
    <meta:editing-cycles>32</meta:editing-cycles>
    <meta:generator>LibreOffice/24.2.5.2$Windows_X86_64 LibreOffice_project/bffef4ea93e59bebbeaf7f431bb02b1a39ee8a59</meta:generator>
    <meta:document-statistic meta:table-count="1" meta:cell-count="254" meta:object-count="0"/>
  </office:meta>
</office:document-meta>
</file>